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47F7FA90970EF46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39cm" fo:min-width="1.15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7826" draw:textarea-horizontal-align="justify" draw:textarea-vertical-align="middle" draw:auto-grow-height="false" fo:min-height="0.258cm" fo:min-width="0cm"/>
    </style:style>
    <style:style style:name="gr4" style:family="graphic" style:parent-style-name="standard">
      <style:graphic-properties draw:fill-color="#cc00cc" draw:textarea-horizontal-align="justify" draw:textarea-vertical-align="middle" draw:auto-grow-height="false" fo:min-height="0.258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58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258cm" fo:min-width="0cm"/>
    </style:style>
    <style:style style:name="gr7" style:family="graphic" style:parent-style-name="standard">
      <style:graphic-properties draw:fill-color="#0000ff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258cm" fo:min-width="0cm"/>
    </style:style>
    <style:style style:name="gr11" style:family="graphic" style:parent-style-name="standard">
      <style:graphic-properties draw:fill-color="#ff6600" draw:textarea-horizontal-align="justify" draw:textarea-vertical-align="middle" draw:auto-grow-height="false" fo:min-height="0.258cm" fo:min-width="0cm"/>
    </style:style>
    <style:style style:name="gr12" style:family="graphic" style:parent-style-name="standard">
      <style:graphic-properties svg:stroke-color="#ffffff" draw:fill-color="#1c1c1c" draw:textarea-horizontal-align="justify" draw:textarea-vertical-align="middle" draw:auto-grow-height="false" fo:min-height="0.258cm" fo:min-width="0cm"/>
    </style:style>
    <style:style style:name="gr13" style:family="graphic" style:parent-style-name="standard">
      <style:graphic-properties draw:fill-color="#00cc33" draw:textarea-horizontal-align="justify" draw:textarea-vertical-align="middle" draw:auto-grow-height="false" fo:min-height="0.258cm" fo:min-width="0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427cm" fo:min-width="0.262cm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0.428cm" fo:min-width="0.262cm"/>
    </style:style>
    <style:style style:name="gr16" style:family="graphic" style:parent-style-name="standard">
      <style:graphic-properties svg:stroke-color="#ffffff" draw:fill-color="#000000" draw:textarea-horizontal-align="justify" draw:textarea-vertical-align="middle" draw:auto-grow-height="false" fo:min-height="0.258cm" fo:min-width="0cm"/>
    </style:style>
    <style:style style:name="gr17" style:family="graphic" style:parent-style-name="standard">
      <style:graphic-properties draw:fill-color="#ff3333" draw:textarea-horizontal-align="justify" draw:textarea-vertical-align="middle" draw:auto-grow-height="false" fo:min-height="0.427cm" fo:min-width="0.262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428cm" fo:min-width="0.262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258cm" fo:min-width="1.151cm"/>
    </style:style>
    <style:style style:name="gr20" style:family="graphic" style:parent-style-name="standard">
      <style:graphic-properties draw:stroke="none" svg:stroke-color="#000000" draw:fill="none" draw:fill-color="#ffffff" fo:min-height="0.789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1.147cm" fo:min-width="0.008cm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1.147cm" fo:min-width="0.008cm"/>
    </style:style>
    <style:style style:name="gr2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258cm" fo:min-width="0.897cm"/>
    </style:style>
    <style:style style:name="gr25" style:family="graphic" style:parent-style-name="standard">
      <style:graphic-properties draw:stroke="none" svg:stroke-color="#000000" draw:fill="none" draw:fill-color="#ffffff" fo:min-height="0.319cm"/>
    </style:style>
    <style:style style:name="gr26" style:family="graphic" style:parent-style-name="standard">
      <style:graphic-properties draw:stroke="none" svg:stroke-color="#000000" draw:fill="none" draw:fill-color="#ffffff" fo:min-height="0.637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258cm" fo:min-width="0.326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258cm" fo:min-width="0.325cm"/>
    </style:style>
    <style:style style:name="gr29" style:family="graphic" style:parent-style-name="standard">
      <style:graphic-properties svg:stroke-color="#000000" draw:fill-color="#007826" draw:textarea-horizontal-align="justify" draw:textarea-vertical-align="middle" draw:auto-grow-height="false" fo:min-height="0.258cm" fo:min-width="0.072cm"/>
    </style:style>
    <style:style style:name="gr30" style:family="graphic" style:parent-style-name="standard">
      <style:graphic-properties svg:stroke-color="#000000" draw:fill-color="#007826" draw:textarea-horizontal-align="justify" draw:textarea-vertical-align="middle" draw:auto-grow-height="false" fo:min-height="0.258cm" fo:min-width="0.071cm"/>
    </style:style>
    <style:style style:name="gr31" style:family="graphic" style:parent-style-name="standard">
      <style:graphic-properties svg:stroke-color="#000000" draw:fill-color="#cc00cc" draw:textarea-horizontal-align="justify" draw:textarea-vertical-align="middle" draw:auto-grow-height="false" fo:min-height="0.258cm" fo:min-width="0.072cm"/>
    </style:style>
    <style:style style:name="gr32" style:family="graphic" style:parent-style-name="standard">
      <style:graphic-properties svg:stroke-color="#000000" draw:fill-color="#cc00cc" draw:textarea-horizontal-align="justify" draw:textarea-vertical-align="middle" draw:auto-grow-height="false" fo:min-height="0.258cm" fo:min-width="0.071cm"/>
    </style:style>
    <style:style style:name="gr33" style:family="graphic" style:parent-style-name="standard">
      <style:graphic-properties draw:fill-color="#00cc33" draw:textarea-horizontal-align="justify" draw:textarea-vertical-align="middle" draw:auto-grow-height="false" fo:min-height="0.258cm" fo:min-width="0.326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0.258cm" fo:min-width="0.325cm"/>
    </style:style>
    <style:style style:name="gr35" style:family="graphic" style:parent-style-name="standard">
      <style:graphic-properties draw:fill-color="#ff3333" draw:textarea-horizontal-align="justify" draw:textarea-vertical-align="middle" draw:auto-grow-height="false" fo:min-height="0.258cm" fo:min-width="0.199cm"/>
    </style:style>
    <style:style style:name="gr36" style:family="graphic" style:parent-style-name="standard">
      <style:graphic-properties draw:fill-color="#ff3333" draw:textarea-horizontal-align="justify" draw:textarea-vertical-align="middle" draw:auto-grow-height="false" fo:min-height="0.258cm" fo:min-width="0.198cm"/>
    </style:style>
    <style:style style:name="gr37" style:family="graphic" style:parent-style-name="standard">
      <style:graphic-properties draw:fill-color="#0000ff" draw:textarea-horizontal-align="justify" draw:textarea-vertical-align="middle" draw:auto-grow-height="false" fo:min-height="0.258cm" fo:min-width="0.199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258cm" fo:min-width="0.198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258cm" fo:min-width="0.199cm"/>
    </style:style>
    <style:style style:name="gr40" style:family="graphic" style:parent-style-name="standard">
      <style:graphic-properties svg:stroke-color="#ffffff" draw:fill-color="#000000" draw:textarea-horizontal-align="justify" draw:textarea-vertical-align="middle" draw:auto-grow-height="false" fo:min-height="0.258cm" fo:min-width="0.326cm"/>
    </style:style>
    <style:style style:name="gr41" style:family="graphic" style:parent-style-name="standard">
      <style:graphic-properties draw:fill-color="#ff3333" draw:textarea-horizontal-align="justify" draw:textarea-vertical-align="middle" draw:auto-grow-height="false" fo:min-height="0.258cm" fo:min-width="0.325cm"/>
    </style:style>
    <style:style style:name="gr42" style:family="graphic" style:parent-style-name="standard">
      <style:graphic-properties draw:fill-color="#ffff00" draw:textarea-horizontal-align="justify" draw:textarea-vertical-align="middle" draw:auto-grow-height="false" fo:min-height="0.258cm" fo:min-width="0.326cm"/>
    </style:style>
    <style:style style:name="gr43" style:family="graphic" style:parent-style-name="standard">
      <style:graphic-properties draw:fill-color="#ffff00" draw:textarea-horizontal-align="justify" draw:textarea-vertical-align="middle" draw:auto-grow-height="false" fo:min-height="0.258cm" fo:min-width="0.321cm"/>
    </style:style>
    <style:style style:name="gr44" style:family="graphic" style:parent-style-name="standard">
      <style:graphic-properties draw:fill-color="#ff6600" draw:textarea-horizontal-align="justify" draw:textarea-vertical-align="middle" draw:auto-grow-height="false" fo:min-height="0.258cm" fo:min-width="0.326cm"/>
    </style:style>
    <style:style style:name="gr45" style:family="graphic" style:parent-style-name="standard">
      <style:graphic-properties draw:fill-color="#ff6600" draw:textarea-horizontal-align="justify" draw:textarea-vertical-align="middle" draw:auto-grow-height="false" fo:min-height="0.258cm" fo:min-width="0.32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7826"/>
      <style:paragraph-properties fo:text-align="center"/>
    </style:style>
    <style:style style:name="P4" style:family="paragraph">
      <loext:graphic-properties draw:fill-color="#cc00cc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0000ff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ff6600"/>
      <style:paragraph-properties fo:text-align="center"/>
    </style:style>
    <style:style style:name="P9" style:family="paragraph">
      <loext:graphic-properties draw:fill-color="#1c1c1c"/>
      <style:paragraph-properties fo:text-align="center"/>
    </style:style>
    <style:style style:name="P10" style:family="paragraph">
      <loext:graphic-properties draw:fill-color="#00cc33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0.889cm" svg:x="14.462cm" svg:y="17.8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0.889cm" svg:x="12.811cm" svg:y="17.8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226cm" svg:height="14.226cm" svg:x="6.967cm" svg:y="3.286cm">
          <draw:image xlink:href="Pictures/10000000000004000000040047F7FA90970EF461.jpg" xlink:type="simple" xlink:show="embed" xlink:actuate="onLoad">
            <text:p/>
          </draw:image>
        </draw:frame>
        <draw:custom-shape draw:style-name="gr3" draw:text-style-name="P3" draw:layer="layout" svg:width="0.381cm" svg:height="0.508cm" svg:x="7.985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1cm" svg:height="0.508cm" svg:x="8.366cm" svg:y="11.0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81cm" svg:height="0.508cm" svg:x="9.255cm" svg:y="11.0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81cm" svg:height="0.508cm" svg:x="9.636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81cm" svg:height="0.508cm" svg:x="10.652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81cm" svg:height="0.508cm" svg:x="11.033cm" svg:y="11.9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508cm" svg:x="11.033cm" svg:y="11.0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08cm" svg:height="0.508cm" svg:x="10.144cm" svg:y="4.4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08cm" svg:height="0.508cm" svg:x="10.652cm" svg:y="4.4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508cm" svg:x="11.414cm" svg:y="4.4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508cm" svg:x="11.922cm" svg:y="4.4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08cm" svg:height="0.508cm" svg:x="14.081cm" svg:y="4.4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08cm" svg:height="0.508cm" svg:x="14.589cm" svg:y="4.4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381cm" svg:height="0.508cm" draw:transform="rotate (1.5707963267949) translate (18.526cm 11.54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379cm" svg:height="0.508cm" draw:transform="rotate (1.5707963267949) translate (18.527cm 11.15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81cm" svg:height="0.508cm" draw:transform="rotate (1.5707963267949) translate (17.129cm 12.55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79cm" svg:height="0.508cm" draw:transform="rotate (1.5707963267949) translate (17.13cm 12.17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81cm" svg:height="0.508cm" draw:transform="rotate (1.5707963267949) translate (17.128cm 11.54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79cm" svg:height="0.508cm" draw:transform="rotate (1.5707963267949) translate (17.129cm 11.15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81cm" svg:height="0.508cm" svg:x="9.383cm" svg:y="16.3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381cm" svg:height="0.508cm" svg:x="8.62cm" svg:y="16.3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381cm" svg:height="0.508cm" svg:x="9.001cm" svg:y="16.3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508cm" svg:x="8.747cm" svg:y="4.4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508cm" svg:x="9.255cm" svg:y="4.4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318cm" svg:height="0.508cm" svg:x="8.112cm" svg:y="5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317cm" svg:height="0.508cm" svg:x="8.43cm" svg:y="5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508cm" svg:x="9.763cm" svg:y="16.3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81cm" svg:height="0.508cm" svg:x="11.288cm" svg:y="16.3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381cm" svg:height="0.508cm" svg:x="10.525cm" svg:y="16.3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381cm" svg:height="0.508cm" svg:x="10.906cm" svg:y="16.3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508cm" svg:x="11.668cm" svg:y="16.3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81cm" svg:height="0.508cm" svg:x="14.462cm" svg:y="16.3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381cm" svg:height="0.508cm" svg:x="15.224cm" svg:y="16.3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381cm" svg:height="0.508cm" svg:x="14.843cm" svg:y="16.3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508cm" svg:x="14.081cm" svg:y="16.3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81cm" svg:height="0.508cm" svg:x="13.193cm" svg:y="16.3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381cm" svg:height="0.508cm" svg:x="12.43cm" svg:y="16.3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381cm" svg:height="0.508cm" svg:x="12.811cm" svg:y="16.3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508cm" svg:x="13.573cm" svg:y="16.3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81cm" svg:height="0.508cm" svg:x="17.003cm" svg:y="16.3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381cm" svg:height="0.508cm" svg:x="16.24cm" svg:y="16.3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381cm" svg:height="0.508cm" svg:x="16.621cm" svg:y="16.3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508cm" svg:x="17.383cm" svg:y="16.3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81cm" svg:height="0.508cm" svg:x="18.908cm" svg:y="16.3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381cm" svg:height="0.508cm" svg:x="18.145cm" svg:y="16.3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381cm" svg:height="0.508cm" svg:x="18.526cm" svg:y="16.3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508cm" svg:x="19.288cm" svg:y="16.3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762cm" svg:height="0.677cm" svg:x="21.066cm" svg:y="5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0.762cm" svg:height="0.678cm" svg:x="21.066cm" svg:y="6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381cm" svg:height="0.508cm" svg:x="12.684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508cm" svg:x="13.065cm" svg:y="6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762cm" svg:height="0.677cm" svg:x="21.066cm" svg:y="7.0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762cm" svg:height="0.677cm" svg:x="21.066cm" svg:y="7.7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0.762cm" svg:height="0.678cm" svg:x="21.066cm" svg:y="8.4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762cm" svg:height="0.677cm" svg:x="21.066cm" svg:y="9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651cm" svg:height="0.508cm" svg:x="8.747cm" svg:y="17.891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778cm" svg:height="1.039cm" svg:x="8.747cm" svg:y="17.764cm">
          <draw:text-box>
            <text:p><text:span text:style-name="T1">X Motor</text:span></text:p>
          </draw:text-box>
        </draw:frame>
        <draw:custom-shape draw:style-name="gr19" draw:text-style-name="P1" draw:layer="layout" svg:width="1.651cm" svg:height="0.508cm" svg:x="10.652cm" svg:y="17.891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778cm" svg:height="1.039cm" svg:x="10.652cm" svg:y="17.764cm">
          <draw:text-box>
            <text:p><text:span text:style-name="T1">X Motor</text:span></text:p>
          </draw:text-box>
        </draw:frame>
        <draw:custom-shape draw:style-name="gr19" draw:text-style-name="P1" draw:layer="layout" svg:width="1.651cm" svg:height="0.508cm" svg:x="10.651cm" svg:y="17.892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778cm" svg:height="1.039cm" svg:x="12.684cm" svg:y="17.741cm">
          <draw:text-box>
            <text:p><text:span text:style-name="T1">Z Left Motor</text:span></text:p>
          </draw:text-box>
        </draw:frame>
        <draw:frame draw:style-name="gr20" draw:text-style-name="P12" draw:layer="layout" svg:width="1.778cm" svg:height="1.039cm" svg:x="10.652cm" svg:y="17.764cm">
          <draw:text-box>
            <text:p><text:span text:style-name="T1">Y Motor</text:span></text:p>
          </draw:text-box>
        </draw:frame>
        <draw:custom-shape draw:style-name="gr19" draw:text-style-name="P1" draw:layer="layout" svg:width="1.651cm" svg:height="0.508cm" svg:x="16.494cm" svg:y="17.8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51cm" svg:height="0.508cm" svg:x="18.399cm" svg:y="17.891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778cm" svg:height="1.039cm" svg:x="14.462cm" svg:y="17.741cm">
          <draw:text-box>
            <text:p><text:span text:style-name="T1">Z right</text:span></text:p>
            <text:p><text:span text:style-name="T1">Motor</text:span></text:p>
          </draw:text-box>
        </draw:frame>
        <draw:frame draw:style-name="gr20" draw:text-style-name="P12" draw:layer="layout" svg:width="2.032cm" svg:height="1.039cm" svg:x="16.367cm" svg:y="17.741cm">
          <draw:text-box>
            <text:p><text:span text:style-name="T1">E1 Motor</text:span></text:p>
          </draw:text-box>
        </draw:frame>
        <draw:frame draw:style-name="gr20" draw:text-style-name="P12" draw:layer="layout" svg:width="2.159cm" svg:height="1.039cm" svg:x="18.272cm" svg:y="17.764cm">
          <draw:text-box>
            <text:p><text:span text:style-name="T1">E2 Motor</text:span></text:p>
          </draw:text-box>
        </draw:frame>
        <draw:custom-shape draw:style-name="gr21" draw:text-style-name="P11" draw:layer="layout" svg:width="0.508cm" svg:height="1.397cm" svg:x="14.97cm" svg:y="18.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508cm" svg:height="1.397cm" svg:x="13.446cm" svg:y="18.78cm">
          <text:p/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5.191cm" svg:y1="8.874cm" svg:x2="8.112cm" svg:y2="11.033cm">
          <text:p/>
        </draw:line>
        <draw:line draw:style-name="gr23" draw:text-style-name="P2" draw:layer="layout" svg:x1="5.064cm" svg:y1="7.604cm" svg:x2="9.509cm" svg:y2="11.033cm">
          <text:p/>
        </draw:line>
        <draw:line draw:style-name="gr23" draw:text-style-name="P2" draw:layer="layout" svg:x1="4.937cm" svg:y1="6.207cm" svg:x2="11.16cm" svg:y2="11.033cm">
          <text:p/>
        </draw:line>
        <draw:line draw:style-name="gr23" draw:text-style-name="P2" draw:layer="layout" svg:x1="6.08cm" svg:y1="3.54cm" svg:x2="8.112cm" svg:y2="5.318cm">
          <text:p/>
        </draw:line>
        <draw:line draw:style-name="gr23" draw:text-style-name="P2" draw:layer="layout" svg:x1="3.794cm" svg:y1="12.105cm" svg:x2="10.652cm" svg:y2="12.232cm">
          <text:p/>
        </draw:line>
        <draw:line draw:style-name="gr23" draw:text-style-name="P2" draw:layer="layout" svg:x1="9.382cm" svg:y1="3.032cm" svg:x2="9.382cm" svg:y2="4.429cm">
          <text:p/>
        </draw:line>
        <draw:line draw:style-name="gr23" draw:text-style-name="P2" draw:layer="layout" svg:x1="10.652cm" svg:y1="3.032cm" svg:x2="10.652cm" svg:y2="4.429cm">
          <text:p/>
        </draw:line>
        <draw:line draw:style-name="gr23" draw:text-style-name="P2" draw:layer="layout" svg:x1="11.795cm" svg:y1="3.032cm" svg:x2="11.795cm" svg:y2="4.429cm">
          <text:p/>
        </draw:line>
        <draw:line draw:style-name="gr23" draw:text-style-name="P2" draw:layer="layout" svg:x1="14.462cm" svg:y1="3.032cm" svg:x2="14.462cm" svg:y2="4.429cm">
          <text:p/>
        </draw:line>
        <draw:line draw:style-name="gr23" draw:text-style-name="P2" draw:layer="layout" svg:x1="20.05cm" svg:y1="2.778cm" svg:x2="13.319cm" svg:y2="6.08cm">
          <text:p/>
        </draw:line>
        <draw:line draw:style-name="gr23" draw:text-style-name="P2" draw:layer="layout" svg:x1="9.382cm" svg:y1="17.891cm" svg:x2="9.382cm" svg:y2="16.86cm">
          <text:p/>
        </draw:line>
        <draw:line draw:style-name="gr23" draw:text-style-name="P2" draw:layer="layout" svg:x1="11.16cm" svg:y1="17.906cm" svg:x2="11.16cm" svg:y2="16.875cm">
          <text:p/>
        </draw:line>
        <draw:line draw:style-name="gr23" draw:text-style-name="P2" draw:layer="layout" svg:x1="13.319cm" svg:y1="17.906cm" svg:x2="13.319cm" svg:y2="16.875cm">
          <text:p/>
        </draw:line>
        <draw:line draw:style-name="gr23" draw:text-style-name="P2" draw:layer="layout" svg:x1="14.843cm" svg:y1="17.891cm" svg:x2="14.843cm" svg:y2="16.86cm">
          <text:p/>
        </draw:line>
        <draw:line draw:style-name="gr23" draw:text-style-name="P2" draw:layer="layout" svg:x1="17.002cm" svg:y1="17.891cm" svg:x2="17.002cm" svg:y2="16.86cm">
          <text:p/>
        </draw:line>
        <draw:line draw:style-name="gr23" draw:text-style-name="P2" draw:layer="layout" svg:x1="18.78cm" svg:y1="17.891cm" svg:x2="18.78cm" svg:y2="16.86cm">
          <text:p/>
        </draw:line>
        <draw:line draw:style-name="gr23" draw:text-style-name="P2" draw:layer="layout" svg:x1="22.336cm" svg:y1="11.414cm" svg:x2="19.034cm" svg:y2="11.414cm">
          <text:p/>
        </draw:line>
        <draw:line draw:style-name="gr23" draw:text-style-name="P2" draw:layer="layout" svg:x1="22.844cm" svg:y1="15.351cm" svg:x2="17.637cm" svg:y2="11.414cm">
          <text:p/>
        </draw:line>
        <draw:line draw:style-name="gr23" draw:text-style-name="P2" draw:layer="layout" svg:x1="22.844cm" svg:y1="16.494cm" svg:x2="17.637cm" svg:y2="12.557cm">
          <text:p/>
        </draw:line>
        <draw:line draw:style-name="gr23" draw:text-style-name="P2" draw:layer="layout" svg:x1="21.447cm" svg:y1="3.921cm" svg:x2="19.034cm" svg:y2="8.62cm">
          <text:p/>
        </draw:line>
        <draw:line draw:style-name="gr23" draw:text-style-name="P2" draw:layer="layout" svg:x1="21.447cm" svg:y1="10.271cm" svg:x2="19.035cm" svg:y2="10.346cm">
          <text:p/>
        </draw:line>
        <draw:custom-shape draw:style-name="gr19" draw:text-style-name="P1" draw:layer="layout" svg:width="1.651cm" svg:height="0.508cm" svg:x="22.844cm" svg:y="16.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51cm" svg:height="0.508cm" svg:x="22.844cm" svg:y="15.0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51cm" svg:height="0.508cm" svg:x="22.336cm" svg:y="11.0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51cm" svg:height="0.508cm" svg:x="21.447cm" svg:y="10.1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51cm" svg:height="0.508cm" svg:x="21.447cm" svg:y="3.6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51cm" svg:height="0.508cm" svg:x="20.05cm" svg:y="2.39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397cm" svg:height="0.508cm" svg:x="14.081cm" svg:y="2.0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397cm" svg:height="0.508cm" svg:x="11.287cm" svg:y="2.0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397cm" svg:height="0.508cm" svg:x="9.89cm" svg:y="2.0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397cm" svg:height="0.508cm" svg:x="8.493cm" svg:y="2.0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51cm" svg:height="0.508cm" svg:x="2.143cm" svg:y="11.7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51cm" svg:height="0.508cm" svg:x="3.54cm" svg:y="7.2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51cm" svg:height="0.508cm" svg:x="3.54cm" svg:y="5.95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51cm" svg:height="0.508cm" svg:x="3.54cm" svg:y="8.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51cm" svg:height="0.508cm" svg:x="4.429cm" svg:y="3.413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1.524cm" svg:height="0.569cm" svg:x="4.429cm" svg:y="3.352cm">
          <draw:text-box>
            <text:p><text:span text:style-name="T2">5V Fan</text:span></text:p>
          </draw:text-box>
        </draw:frame>
        <draw:frame draw:style-name="gr26" draw:text-style-name="P13" draw:layer="layout" svg:width="1.778cm" svg:height="0.887cm" svg:x="3.667cm" svg:y="5.892cm">
          <draw:text-box>
            <text:p><text:span text:style-name="T2">Z min</text:span></text:p>
          </draw:text-box>
        </draw:frame>
        <draw:frame draw:style-name="gr25" draw:text-style-name="P13" draw:layer="layout" svg:width="1.524cm" svg:height="0.569cm" svg:x="3.667cm" svg:y="7.223cm">
          <draw:text-box>
            <text:p><text:span text:style-name="T2">Y min</text:span></text:p>
          </draw:text-box>
        </draw:frame>
        <draw:frame draw:style-name="gr25" draw:text-style-name="P13" draw:layer="layout" svg:width="1.524cm" svg:height="0.569cm" svg:x="3.667cm" svg:y="8.62cm">
          <draw:text-box>
            <text:p><text:span text:style-name="T2">X min</text:span></text:p>
          </draw:text-box>
        </draw:frame>
        <draw:frame draw:style-name="gr25" draw:text-style-name="P13" draw:layer="layout" svg:width="1.524cm" svg:height="0.569cm" svg:x="8.493cm" svg:y="1.955cm">
          <draw:text-box>
            <text:p><text:span text:style-name="T2">Heat 1</text:span></text:p>
          </draw:text-box>
        </draw:frame>
        <draw:frame draw:style-name="gr25" draw:text-style-name="P13" draw:layer="layout" svg:width="1.524cm" svg:height="0.569cm" svg:x="10.017cm" svg:y="1.955cm">
          <draw:text-box>
            <text:p><text:span text:style-name="T2">Fan 1</text:span></text:p>
          </draw:text-box>
        </draw:frame>
        <draw:frame draw:style-name="gr25" draw:text-style-name="P13" draw:layer="layout" svg:width="1.524cm" svg:height="0.569cm" svg:x="11.287cm" svg:y="1.955cm">
          <draw:text-box>
            <text:p><text:span text:style-name="T2">Heat 2</text:span></text:p>
          </draw:text-box>
        </draw:frame>
        <draw:frame draw:style-name="gr26" draw:text-style-name="P13" draw:layer="layout" svg:width="1.778cm" svg:height="0.887cm" svg:x="13.954cm" svg:y="1.891cm">
          <draw:text-box>
            <text:p><text:span text:style-name="T2">Bed Heat</text:span></text:p>
          </draw:text-box>
        </draw:frame>
        <draw:frame draw:style-name="gr26" draw:text-style-name="P13" draw:layer="layout" svg:width="1.778cm" svg:height="0.887cm" svg:x="2.143cm" svg:y="11.795cm">
          <draw:text-box>
            <text:p><text:span text:style-name="T2">Z max</text:span></text:p>
          </draw:text-box>
        </draw:frame>
        <draw:frame draw:style-name="gr25" draw:text-style-name="P13" draw:layer="layout" svg:width="1.778cm" svg:height="0.569cm" svg:x="22.717cm" svg:y="16.217cm">
          <draw:text-box>
            <text:p><text:span text:style-name="T2">Therm T2</text:span></text:p>
          </draw:text-box>
        </draw:frame>
        <draw:frame draw:style-name="gr25" draw:text-style-name="P13" draw:layer="layout" svg:width="1.778cm" svg:height="0.569cm" svg:x="22.717cm" svg:y="15.097cm">
          <draw:text-box>
            <text:p><text:span text:style-name="T2">Therm T1</text:span></text:p>
          </draw:text-box>
        </draw:frame>
        <draw:frame draw:style-name="gr26" draw:text-style-name="P13" draw:layer="layout" svg:width="1.905cm" svg:height="0.887cm" svg:x="22.209cm" svg:y="10.972cm">
          <draw:text-box>
            <text:p><text:span text:style-name="T2">Bed Therm</text:span></text:p>
          </draw:text-box>
        </draw:frame>
        <draw:frame draw:style-name="gr26" draw:text-style-name="P13" draw:layer="layout" svg:width="1.905cm" svg:height="0.887cm" svg:x="21.32cm" svg:y="10.017cm">
          <draw:text-box>
            <text:p><text:span text:style-name="T2">LCD P1</text:span></text:p>
          </draw:text-box>
        </draw:frame>
        <draw:frame draw:style-name="gr26" draw:text-style-name="P13" draw:layer="layout" svg:width="1.905cm" svg:height="0.887cm" svg:x="21.32cm" svg:y="3.542cm">
          <draw:text-box>
            <text:p><text:span text:style-name="T2">LCD P2</text:span></text:p>
          </draw:text-box>
        </draw:frame>
        <draw:frame draw:style-name="gr26" draw:text-style-name="P13" draw:layer="layout" svg:width="1.905cm" svg:height="0.887cm" svg:x="20.05cm" svg:y="2.27cm">
          <draw:text-box>
            <text:p><text:span text:style-name="T2">Case fan</text:span></text:p>
          </draw:text-box>
        </draw:frame>
        <draw:custom-shape draw:style-name="gr27" draw:text-style-name="P1" draw:layer="layout" svg:width="0.826cm" svg:height="0.508cm" svg:x="2.143cm" svg:y="12.30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825cm" svg:height="0.508cm" svg:x="2.969cm" svg:y="12.30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72cm" svg:height="0.508cm" svg:x="4.048cm" svg:y="9.12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571cm" svg:height="0.508cm" svg:x="4.62cm" svg:y="9.1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572cm" svg:height="0.508cm" svg:x="4.048cm" svg:y="7.73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0.571cm" svg:height="0.508cm" svg:x="4.62cm" svg:y="7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508cm" svg:x="4.683cm" svg:y="6.46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0.826cm" svg:height="0.508cm" svg:x="4.429cm" svg:y="3.9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825cm" svg:height="0.508cm" svg:x="5.255cm" svg:y="3.92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699cm" svg:height="0.508cm" svg:x="8.493cm" svg:y="2.5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98cm" svg:height="0.508cm" svg:x="9.192cm" svg:y="2.5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699cm" svg:height="0.508cm" svg:x="9.89cm" svg:y="2.5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698cm" svg:height="0.508cm" svg:x="10.589cm" svg:y="2.5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699cm" svg:height="0.508cm" svg:x="11.287cm" svg:y="2.5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98cm" svg:height="0.508cm" svg:x="11.986cm" svg:y="2.52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699cm" svg:height="0.508cm" svg:x="14.081cm" svg:y="2.5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698cm" svg:height="0.508cm" svg:x="14.78cm" svg:y="2.5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1" draw:layer="layout" svg:width="0.826cm" svg:height="0.508cm" svg:x="20.05cm" svg:y="2.9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825cm" svg:height="0.508cm" svg:x="20.876cm" svg:y="2.90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826cm" svg:height="0.508cm" svg:x="22.336cm" svg:y="11.5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821cm" svg:height="0.508cm" svg:x="23.166cm" svg:y="11.54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8" draw:layer="layout" svg:width="0.826cm" svg:height="0.508cm" svg:x="22.844cm" svg:y="15.60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0.821cm" svg:height="0.508cm" svg:x="23.674cm" svg:y="15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8" draw:layer="layout" svg:width="0.826cm" svg:height="0.508cm" svg:x="22.844cm" svg:y="16.7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0.821cm" svg:height="0.508cm" svg:x="23.674cm" svg:y="16.74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9-03-04T09:10:19.429693850</meta:creation-date>
    <dc:date>2019-05-21T08:32:52.381923782</dc:date>
    <dc:creator>Aleph User</dc:creator>
    <meta:editing-duration>PT21M51S</meta:editing-duration>
    <meta:editing-cycles>4</meta:editing-cycles>
    <meta:generator>LibreOffice/5.2.7.2$Linux_X86_64 LibreOffice_project/20m0$Build-2</meta:generator>
    <meta:document-statistic meta:object-count="148"/>
  </office:meta>
</office:document-meta>
</file>